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Courier 10 Pitch" svg:font-family="'Courier 10 Pitch'" style:font-adornments="Обычный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adornments="cursiv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20.615cm" table:align="margins"/>
    </style:style>
    <style:style style:name="Таблица1.A" style:family="table-column">
      <style:table-column-properties style:column-width="5.087cm" style:rel-column-width="16174*"/>
    </style:style>
    <style:style style:name="Таблица1.B" style:family="table-column">
      <style:table-column-properties style:column-width="15.528cm" style:rel-column-width="49361*"/>
    </style:style>
    <style:style style:name="Таблица1.A1" style:family="table-cell">
      <style:table-cell-properties fo:padding="0.097cm" fo:border="none"/>
    </style:style>
    <style:style style:name="P1" style:family="paragraph" style:parent-style-name="Header">
      <style:paragraph-properties style:border-line-width-bottom="0.002cm 0.088cm 0.035cm" fo:padding="0cm" fo:border-left="none" fo:border-right="none" fo:border-top="none" fo:border-bottom="3.54pt double #000000" style:shadow="none"/>
      <style:text-properties fo:font-style="italic" style:font-style-asian="italic" style:font-style-complex="italic"/>
    </style:style>
    <style:style style:name="P2" style:family="paragraph" style:parent-style-name="Первый_20_абзац">
      <style:text-properties officeooo:rsid="000e1e9a" officeooo:paragraph-rsid="000e1e9a"/>
    </style:style>
    <style:style style:name="P3" style:family="paragraph" style:parent-style-name="Первый_20_абзац">
      <style:text-properties officeooo:rsid="0011c55a" officeooo:paragraph-rsid="0011c55a"/>
    </style:style>
    <style:style style:name="P4" style:family="paragraph" style:parent-style-name="Text_20_body">
      <style:text-properties officeooo:rsid="00125547" officeooo:paragraph-rsid="00125547"/>
    </style:style>
    <style:style style:name="P5" style:family="paragraph" style:parent-style-name="Text_20_body">
      <style:text-properties officeooo:rsid="0013689e" officeooo:paragraph-rsid="0013689e"/>
    </style:style>
    <style:style style:name="P6" style:family="paragraph" style:parent-style-name="Text_20_body">
      <style:text-properties officeooo:rsid="002292b0" officeooo:paragraph-rsid="002292b0"/>
    </style:style>
    <style:style style:name="P7" style:family="paragraph" style:parent-style-name="Code">
      <style:text-properties officeooo:rsid="001fc290" officeooo:paragraph-rsid="001fc290"/>
    </style:style>
    <style:style style:name="P8" style:family="paragraph" style:parent-style-name="Code_20_with_20_indents">
      <style:text-properties officeooo:rsid="002292b0"/>
    </style:style>
    <style:style style:name="P9" style:family="paragraph" style:parent-style-name="Text_20_body" style:list-style-name="L1"/>
    <style:style style:name="T1" style:family="text">
      <style:text-properties fo:color="#000000" style:text-underline-style="none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03113"/>
    </style:style>
    <style:style style:name="T5" style:family="text">
      <style:text-properties officeooo:rsid="0011c55a"/>
    </style:style>
    <style:style style:name="T6" style:family="text">
      <style:text-properties officeooo:rsid="00142edc"/>
    </style:style>
    <style:style style:name="T7" style:family="text">
      <style:text-properties officeooo:rsid="0015f5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Введение</text:h>
      <text:p text:style-name="P2">Данный язык написан на Java, и многие конструкции позаимствованы из языка JavaScript. При описании работы я буду ссылаться на термины других языков <text:span text:style-name="T4">и на особенности языка Java.</text:span></text:p>
      <text:h text:style-name="Heading_20_2" text:outline-level="2">Краткое описание языка</text:h>
      <text:p text:style-name="Первый_20_абзац">Язык lang2 по сути представляет небольшой простой язык с набором переменных :) не давай те не так, я опишу лучше тезисно:</text:p>
      <text:list xml:id="list5891536322984504781" text:style-name="L1">
        <text:list-item>
          <text:p text:style-name="P9">Типы данных в языке динамические</text:p>
          <text:list>
            <text:list-item>
              <text:p text:style-name="P9">Имеются числовые типы данных</text:p>
            </text:list-item>
            <text:list-item>
              <text:p text:style-name="P9">Логические типы</text:p>
            </text:list-item>
            <text:list-item>
              <text:p text:style-name="P9">Строки</text:p>
            </text:list-item>
            <text:list-item>
              <text:p text:style-name="P9">Списки</text:p>
            </text:list-item>
            <text:list-item>
              <text:p text:style-name="P9">Объекты / карты</text:p>
            </text:list-item>
            <text:list-item>
              <text:p text:style-name="P9">Функции</text:p>
            </text:list-item>
          </text:list>
        </text:list-item>
        <text:list-item>
          <text:p text:style-name="P9">Имеются основные конструкции общие для многих языков</text:p>
          <text:list>
            <text:list-item>
              <text:p text:style-name="P9">Комментарии</text:p>
            </text:list-item>
            <text:list-item>
              <text:p text:style-name="P9">Последовательный блок инструкций</text:p>
            </text:list-item>
            <text:list-item>
              <text:p text:style-name="P9">Ветвление</text:p>
            </text:list-item>
            <text:list-item>
              <text:p text:style-name="P9">Циклы</text:p>
            </text:list-item>
            <text:list-item>
              <text:p text:style-name="P9">Функции</text:p>
            </text:list-item>
            <text:list-item>
              <text:p text:style-name="P9">Объекты</text:p>
            </text:list-item>
          </text:list>
        </text:list-item>
        <text:list-item>
          <text:p text:style-name="P9">Память используемая для хранения значений </text:p>
          <text:list>
            <text:list-item>
              <text:p text:style-name="P9">Является динамической и управляется сборщиком мусора</text:p>
            </text:list-item>
            <text:list-item>
              <text:p text:style-name="P9">Все ссылки на объекты, списки и функции это именно ссылки</text:p>
            </text:list-item>
          </text:list>
        </text:list-item>
      </text:list>
      <text:h text:style-name="Heading_20_2" text:outline-level="2">Hello world</text:h>
      <text:p text:style-name="P3">Создаем файл helloworld.l2:</text:p>
      <text:p text:style-name="Code"># <text:span text:style-name="T5">coding: utf-8</text:span></text:p>
      <text:p text:style-name="Code">println( "Hello world!" );</text:p>
      <text:p text:style-name="P5">Первая строка (# coding: utf-8) указывает на кодировку файла.</text:p>
      <text:p text:style-name="P5">Строки в начале файла начинающие с символа решетки считаются коментариями, такие коментарии допускаются только в начале файла. В них допускается использовать после решетки любые символы. Эти коментарии могут носить служебный характер для загрузчика файла, в частности указывают на кодировку файла.</text:p>
      <text:p text:style-name="P4">Далее из командной строки <text:span text:style-name="T6">запускаем</text:span></text:p>
      <text:p text:style-name="P7">[user@debian samples]$ ./lang2 helloworld.l2 </text:p>
      <text:p text:style-name="P7">Hello world! </text:p>
      <text:h text:style-name="Heading_20_2" text:outline-level="2">Структура файла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rows-spanned="3" office:value-type="string">
            <text:p text:style-name="P6"><text:span text:style-name="Code_20_Comment">Заголовок shebang</text:span></text:p>
          </table:table-cell>
          <table:table-cell table:style-name="Таблица1.A1" office:value-type="string">
            <text:p text:style-name="Code_20_with_20_indents">#!/bin/sh</text:p>
          </table:table-cell>
        </table:table-row>
        <table:table-row>
          <table:covered-table-cell/>
          <table:table-cell table:style-name="Таблица1.A1" office:value-type="string">
            <text:p text:style-name="Code_20_with_20_indents">exec java -jar /home/user/lang2/dist/lang2.jar -f "$0" -- "$@"</text:p>
          </table:table-cell>
        </table:table-row>
        <table:table-row>
          <table:covered-table-cell/>
          <table:table-cell table:style-name="Таблица1.A1" office:value-type="string">
            <text:p text:style-name="Code_20_with_20_indents">!#</text:p>
          </table:table-cell>
        </table:table-row>
        <table:table-row>
          <table:table-cell table:style-name="Таблица1.A1" office:value-type="string">
            <text:p text:style-name="P6"><text:span text:style-name="Code_20_Comment">Коментарий в стиле UNIX</text:span></text:p>
          </table:table-cell>
          <table:table-cell table:style-name="Таблица1.A1" office:value-type="string">
            <text:p text:style-name="Code_20_with_20_indents"># coding: utf-8</text:p>
          </table:table-cell>
        </table:table-row>
        <table:table-row>
          <table:table-cell table:style-name="Таблица1.A1" table:number-rows-spanned="5" office:value-type="string">
            <text:p text:style-name="P6"><text:span text:style-name="Code_20_Comment">Исходный код</text:span></text:p>
          </table:table-cell>
          <table:table-cell table:style-name="Таблица1.A1" office:value-type="string">
            <text:p text:style-name="Code_20_with_20_indents">println( "hello l2 shell scriptting" );</text:p>
          </table:table-cell>
        </table:table-row>
        <table:table-row>
          <table:covered-table-cell/>
          <table:table-cell table:style-name="Таблица1.A1" office:value-type="string">
            <text:p text:style-name="Code_20_with_20_indents">println( arguments );</text:p>
          </table:table-cell>
        </table:table-row>
        <table:table-row>
          <table:covered-table-cell/>
          <table:table-cell table:style-name="Таблица1.A1" office:value-type="string">
            <text:p text:style-name="Code_20_with_20_indents">for( a in arguments ){</text:p>
          </table:table-cell>
        </table:table-row>
        <table:table-row>
          <table:covered-table-cell/>
          <table:table-cell table:style-name="Таблица1.A1" office:value-type="string">
            <text:p text:style-name="Code_20_with_20_indents">println( a );</text:p>
          </table:table-cell>
        </table:table-row>
        <table:table-row>
          <table:covered-table-cell/>
          <table:table-cell table:style-name="Таблица1.A1" office:value-type="string">
            <text:p text:style-name="P8">}</text:p>
          </table:table-cell>
        </table:table-row>
      </table:table>
      <text:p text:style-name="Text_20_body"/>
      <text:h text:style-name="Heading_20_2" text:outline-level="2">Запуск <text:span text:style-name="T7">из командной строки</text:span></text:h>
      <text:h text:style-name="Heading_20_3" text:outline-level="3">Чтение аргументов</text:h>
      <text:h text:style-name="Heading_20_3" text:outline-level="3">Код возврата</text:h>
      <text:h text:style-name="Heading_20_2" text:outline-level="2">Интерактивный режим</text:h>
      <text:h text:style-name="Heading_20_2" text:outline-level="2">Запуск из Java</text:h>
      <text:h text:style-name="Heading_20_2" text:outline-level="2">Создание Java объектов</text:h>
      <text:p text:style-name="Первый_20_абзац"/>
      <text:h text:style-name="Heading_20_3" text:outline-level="3">DynamicClassLoader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Courier 10 Pitch" svg:font-family="'Courier 10 Pitch'" style:font-adornments="Обычный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adornments="cursiv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ru" fo:country="RU" style:letter-kerning="true" style:font-name-asian="Arial" style:font-size-asian="10.5pt" style:language-asian="zxx" style:country-asian="none" style:font-name-complex="Ari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ru" fo:country="RU" style:letter-kerning="true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left="0cm" fo:margin-right="0cm" fo:margin-top="0cm" fo:margin-bottom="0.212cm" style:contextual-spacing="false" fo:text-align="justify" style:justify-single-word="false" fo:orphans="0" fo:widows="0" fo:text-indent="0cm" style:auto-text-indent="false" style:page-number="auto" fo:background-color="transparent" style:shadow="none" fo:keep-with-next="auto">
        <style:tab-stops/>
        <style:drop-cap/>
        <style:background-image/>
      </style:paragraph-properties>
      <style:text-properties fo:font-size="13pt" fo:letter-spacing="normal" style:font-size-asian="10.5pt"/>
    </style:style>
    <style:style style:name="Title" style:family="paragraph" style:parent-style-name="Standard" style:next-style-name="Первый_20_абзац" style:class="chapter" style:master-page-name="">
      <style:paragraph-properties fo:margin-left="0cm" fo:margin-right="0cm" fo:margin-top="0.423cm" fo:margin-bottom="0.212cm" style:contextual-spacing="false" fo:orphans="0" fo:widows="0" fo:text-indent="0cm" style:auto-text-indent="false" style:page-number="auto" style:shadow="none" fo:keep-with-next="always"/>
      <style:text-properties style:font-name="Times New Roman" fo:font-family="'Times New Roman'" style:font-style-name="cursiva" style:font-family-generic="roman" style:font-pitch="variable" fo:font-size="14pt" fo:font-style="italic" fo:font-weight="bold" style:font-name-asian="Arial" style:font-family-asian="Arial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de" style:family="paragraph" style:parent-style-name="Standard" style:auto-update="true" style:list-style-name="" style:master-page-name="">
      <style:paragraph-properties fo:margin-left="0cm" fo:margin-right="0cm" fo:margin-top="0.3cm" fo:margin-bottom="0.4cm" style:contextual-spacing="true" fo:text-align="start" style:justify-single-word="false" fo:text-indent="0cm" style:auto-text-indent="false" style:page-number="auto" fo:background-color="transparent" fo:padding="0.101cm" fo:border-left="2.49pt solid #000000" fo:border-right="none" fo:border-top="none" fo:border-bottom="none" style:shadow="none" style:text-autospace="none">
        <style:tab-stops>
          <style:tab-stop style:position="0.75cm"/>
          <style:tab-stop style:position="1.499cm"/>
          <style:tab-stop style:position="2.251cm"/>
          <style:tab-stop style:position="3cm"/>
          <style:tab-stop style:position="3.75cm"/>
          <style:tab-stop style:position="4.5cm"/>
        </style:tab-stops>
        <style:background-image/>
      </style:paragraph-properties>
      <style:text-properties style:font-name="Courier 10 Pitch" fo:font-family="'Courier 10 Pitch'" style:font-style-name="Обычный" style:font-pitch="fixed" fo:font-size="9pt" fo:font-style="normal" fo:font-weight="normal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Heading_20_2" style:display-name="Heading 2" style:family="paragraph" style:parent-style-name="Title" style:next-style-name="Первый_20_абзац" style:auto-update="true" style:default-outline-level="2" style:class="text" style:master-page-name="">
      <style:paragraph-properties fo:orphans="2" fo:widows="2" style:page-number="auto" fo:background-color="transparent" fo:padding="0cm" fo:border="none" style:shadow="none" style:join-border="false">
        <style:background-image/>
      </style:paragraph-properties>
      <style:text-properties fo:font-size="22pt"/>
    </style:style>
    <style:style style:name="Heading_20_1" style:display-name="Heading 1" style:family="paragraph" style:parent-style-name="Title" style:next-style-name="Первый_20_абзац" style:auto-update="true" style:default-outline-level="1" style:class="text" style:master-page-name="">
      <style:paragraph-properties fo:orphans="0" fo:widows="0" style:page-number="auto" fo:break-before="auto" fo:break-after="auto" fo:keep-with-next="auto"/>
      <style:text-properties fo:font-size="26pt"/>
    </style:style>
    <style:style style:name="Heading_20_3" style:display-name="Heading 3" style:family="paragraph" style:parent-style-name="Title" style:next-style-name="Первый_20_абзац" style:auto-update="true" style:default-outline-level="3" style:class="text" style:master-page-name="">
      <style:paragraph-properties style:page-number="auto" fo:padding="0cm" fo:border="none" style:shadow="none" style:join-border="false"/>
      <style:text-properties fo:font-size="18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next-style-name="Text_20_body" style:auto-update="true" style:class="text" style:master-page-name="">
      <style:paragraph-properties fo:margin-left="0cm" fo:margin-right="0cm" fo:margin-top="0cm" fo:margin-bottom="0cm" style:contextual-spacing="false" fo:text-indent="0cm" style:auto-text-indent="false" style:page-number="auto" fo:background-color="transparent">
        <style:drop-cap style:lines="2" style:distance="0.101cm"/>
        <style:background-image/>
      </style:paragraph-properties>
      <style:text-properties style:font-size-asian="10.5pt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Title" style:next-style-name="Первый_20_абзац" style:auto-update="true" style:default-outline-level="4" style:class="text">
      <style:paragraph-properties fo:padding="0cm" fo:border="none" style:shadow="none" style:join-border="false"/>
      <style:text-properties fo:font-size="16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First_20_line_20_indent" style:auto-update="true" style:default-outline-level="5" style:class="text">
      <style:paragraph-properties fo:padding="0cm" fo:border="none" style:shadow="none"/>
      <style:text-properties fo:font-size="16pt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Footer" style:family="paragraph" style:parent-style-name="Standard" style:class="extra">
      <style:paragraph-properties fo:padding="0cm" fo:border="none" style:shadow="none" text:number-lines="false" text:line-number="0">
        <style:tab-stops>
          <style:tab-stop style:position="8.2cm" style:type="center"/>
          <style:tab-stop style:position="16.401cm" style:type="right"/>
        </style:tab-stops>
      </style:paragraph-properties>
    </style:style>
    <style:style style:name="Первый_20_абзац" style:display-name="Первый абзац" style:family="paragraph" style:parent-style-name="Text_20_body" style:next-style-name="Text_20_body" style:auto-update="true" style:class="text">
      <style:paragraph-properties fo:margin-left="0cm" fo:margin-right="0cm" fo:margin-top="0cm" fo:margin-bottom="0cm" style:contextual-spacing="false" fo:text-indent="0cm" style:auto-text-indent="false">
        <style:drop-cap style:lines="2" style:distance="0.199cm"/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Code_20_with_20_indents" style:display-name="Code with indents" style:family="paragraph" style:parent-style-name="Code" style:list-style-name=""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 fo:padding="0.101cm" fo:border-left="2.49pt solid #000000" fo:border-right="none" fo:border-top="none" fo:border-bottom="none" style:shadow="none" style:text-autospace="none">
        <style:background-image/>
      </style:paragraph-properties>
    </style:style>
    <style:style style:name="Code_20_input" style:display-name="Code input" style:family="paragraph" style:parent-style-name="Code_20_with_20_indents">
      <style:paragraph-properties style:border-line-width-left="0.088cm 0.088cm 0.088cm" fo:padding="0.101cm" fo:border-left="7.51pt double #000000" fo:border-right="none" fo:border-top="none" fo:border-bottom="none" style:shadow="none"/>
      <style:text-properties style:font-name="Liberation Mono" fo:font-family="'Liberation Mono'" style:font-style-name="Обычный" style:font-family-generic="modern" style:font-pitch="fixed"/>
    </style:style>
    <style:style style:name="Code_20_output" style:display-name="Code output" style:family="paragraph" style:parent-style-name="Code_20_with_20_indents" style:master-page-name="">
      <style:paragraph-properties style:page-number="auto" fo:background-color="#e6e6e6" style:border-line-width-left="0.088cm 0.088cm 0.088cm" fo:padding="0.049cm" fo:border-left="7.51pt double #000000" fo:border-right="none" fo:border-top="none" fo:border-bottom="none" style:shadow="none" style:join-border="true">
        <style:background-image/>
      </style:paragraph-properties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rop_20_Caps" style:display-name="Drop Caps" style:family="text"/>
    <style:style style:name="User_20_Entry" style:display-name="User Entry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Code_20_Comment" style:display-name="Code Comment" style:family="text">
      <style:text-properties style:font-name="Courier 10 Pitch" fo:font-family="'Courier 10 Pitch'" style:font-style-name="Обычный" style:font-pitch="fixed" fo:font-size="9pt" fo:font-style="italic" fo:font-weight="normal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Code_20_Input" style:display-name="Code Input" style:family="text">
      <style:text-properties style:font-name="Courier 10 Pitch" fo:font-family="'Courier 10 Pitch'" style:font-style-name="Обычный" style:font-pitch="fixed" fo:font-size="9pt" fo:font-style="normal" fo:font-weight="bold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Code_20_Key_20_Word" style:display-name="Code Key Word" style:family="text">
      <style:text-properties style:font-name="Courier 10 Pitch" fo:font-family="'Courier 10 Pitch'" style:font-style-name="Обычный" style:font-pitch="fixed" fo:font-size="9pt" fo:font-style="italic" fo:font-weight="bold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Numbering_20_Symbols" style:display-name="Numbering Symbols" style:family="text"/>
    <style:style style:name="Code_20_string_20_const" style:display-name="Code string const" style:family="text">
      <style:text-properties fo:color="#5e11a6" style:font-name="Courier 10 Pitch" fo:font-family="'Courier 10 Pitch'" style:font-style-name="Обычный" style:font-pitch="fixed" fo:font-size="9pt" fo:font-style="normal" fo:font-weight="bold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Code_20_output" style:display-name="Code output" style:family="text">
      <style:text-properties fo:color="#000080" style:font-name="Courier 10 Pitch" fo:font-family="'Courier 10 Pitch'" style:font-style-name="Обычный" style:font-pitch="fixed" fo:font-size="9pt" fo:font-style="normal" fo:font-weight="normal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style:border-line-width-bottom="0.002cm 0.088cm 0.035cm" fo:padding="0cm" fo:border-left="none" fo:border-right="none" fo:border-top="none" fo:border-bottom="3.54pt double #000000" style:shadow="none"/>
      <style:text-properties fo:font-style="italic" style:font-style-asian="italic" style:font-style-complex="italic"/>
    </style:style>
    <style:style style:name="MT1" style:family="text">
      <style:text-properties fo:color="#000000" style:text-underline-style="none"/>
    </style:style>
    <style:style style:name="MT2" style:family="text">
      <style:text-properties fo:font-style="normal" style:font-style-asian="normal" style:font-style-complex="normal"/>
    </style:style>
    <style:style style:name="MT3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.3cm" fo:margin-bottom="3.5cm" fo:margin-left="2.3cm" fo:margin-right="2.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a xlink:type="simple" xlink:href="https://code.google.com/p/jgef/"><text:span text:style-name="MT1">https://code.google.com/p/jgef/</text:span></text:a><text:tab/><text:span text:style-name="MT2"><text:chapter text:display="name" text:outline-level="1">Введение</text:chapter></text:span><text:tab/>от <text:modification-date style:data-style-name="N84">2014-07-17</text:modification-date></text:p>
      </style:header>
      <style:footer>
        <text:p text:style-name="Footer"><text:tab/><text:tab/><text:span text:style-name="MT3"><text:page-number text:select-page="current">2</text:page-number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13T11:48:07</meta:creation-date>
    <meta:editing-duration>PT5H33M4S</meta:editing-duration>
    <meta:editing-cycles>37</meta:editing-cycles>
    <meta:generator>LibreOffice/4.2.5.2$Linux_X86_64 LibreOffice_project/61cb170a04bb1f12e77c884eab9192be736ec5f5</meta:generator>
    <meta:initial-creator>gocha </meta:initial-creator>
    <dc:date>2014-07-17T10:12:58.900354351</dc:date>
    <dc:creator>Георгий Камнев</dc:creator>
    <meta:document-statistic meta:table-count="1" meta:image-count="0" meta:object-count="0" meta:page-count="1" meta:paragraph-count="52" meta:word-count="257" meta:character-count="1694" meta:non-whitespace-character-count="1500"/>
    <meta:template xlink:type="simple" xlink:actuate="onRequest" xlink:title="Печатный односторонний вариант 1-1" xlink:href="../../../../../.openoffice.org/3/user/template/Печатный%20односторонний%20вариант%201-1.ott" meta:date="2011-01-13T11:48:05"/>
  </office:meta>
</office:document-meta>
</file>